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4.3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10.82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81cm"/>
    </style:style>
    <style:style style:name="Table3.B" style:family="table-column">
      <style:table-column-properties style:column-width="13.2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895cm"/>
    </style:style>
    <style:style style:name="Table6.B" style:family="table-column">
      <style:table-column-properties style:column-width="12.11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9pt" officeooo:rsid="000a7f6d" officeooo:paragraph-rsid="000a7f6d" style:font-size-asian="9pt" style:font-size-complex="9pt"/>
    </style:style>
    <style:style style:name="P2" style:family="paragraph" style:parent-style-name="Standard">
      <style:text-properties style:font-name="Liberation Sans" fo:font-size="9pt" officeooo:rsid="000bdbe3" officeooo:paragraph-rsid="000bdbe3" style:font-size-asian="9pt" style:font-size-complex="9pt"/>
    </style:style>
    <style:style style:name="P3" style:family="paragraph" style:parent-style-name="Standard">
      <style:text-properties style:font-name="Liberation Sans" fo:font-size="9pt" officeooo:rsid="00107e7a" officeooo:paragraph-rsid="00107e7a" style:font-size-asian="9pt" style:font-size-complex="9pt"/>
    </style:style>
    <style:style style:name="P4" style:family="paragraph" style:parent-style-name="Standard">
      <style:text-properties style:font-name="Liberation Sans" fo:font-size="9pt" fo:font-weight="bold" officeooo:rsid="0012cda8" officeooo:paragraph-rsid="0012cda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Liberation Sans" fo:font-size="9pt" fo:font-weight="bold" officeooo:rsid="0016265a" officeooo:paragraph-rsid="0016265a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Liberation Sans" fo:font-size="9pt" fo:font-weight="bold" officeooo:rsid="00175d64" officeooo:paragraph-rsid="00175d64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Liberation Sans" fo:font-size="9pt" fo:font-weight="bold" officeooo:rsid="001bc2a1" officeooo:paragraph-rsid="001bc2a1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9pt" fo:font-weight="bold" officeooo:rsid="003a340e" officeooo:paragraph-rsid="003a340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Liberation Sans" fo:font-size="9pt" fo:font-weight="normal" officeooo:rsid="0012cda8" officeooo:paragraph-rsid="0012cda8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Liberation Sans" fo:font-size="9pt" fo:font-weight="normal" officeooo:rsid="000ed96e" officeooo:paragraph-rsid="000bdbe3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Liberation Sans" fo:font-size="9pt" fo:font-weight="normal" officeooo:rsid="00107e7a" officeooo:paragraph-rsid="00107e7a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Liberation Sans" fo:font-size="9pt" fo:font-weight="normal" officeooo:rsid="00142c09" officeooo:paragraph-rsid="0012cda8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Liberation Sans" fo:font-size="9pt" fo:font-weight="normal" officeooo:rsid="0016265a" officeooo:paragraph-rsid="0016265a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Liberation Sans" fo:font-size="9pt" fo:font-weight="normal" officeooo:rsid="00175d64" officeooo:paragraph-rsid="00175d64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Liberation Sans" fo:font-size="9pt" fo:font-weight="normal" officeooo:rsid="0019ed59" officeooo:paragraph-rsid="00175d64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Liberation Sans" fo:font-size="9pt" fo:font-weight="normal" officeooo:rsid="001bc2a1" officeooo:paragraph-rsid="001bc2a1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Liberation Sans" fo:font-size="9pt" fo:font-weight="normal" officeooo:rsid="001d8696" officeooo:paragraph-rsid="001d8696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Liberation Sans" fo:font-size="9pt" fo:font-weight="normal" officeooo:rsid="0025bb8a" officeooo:paragraph-rsid="00203b9d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Liberation Sans" fo:font-size="9pt" fo:font-weight="normal" officeooo:rsid="00338c8c" officeooo:paragraph-rsid="00338c8c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Liberation Sans" fo:font-size="9pt" fo:font-weight="normal" officeooo:rsid="003991ee" officeooo:paragraph-rsid="003991ee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Liberation Sans" fo:font-size="9pt" fo:font-weight="normal" officeooo:rsid="0054646b" officeooo:paragraph-rsid="003991ee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9pt" fo:font-weight="normal" officeooo:rsid="00559e5d" officeooo:paragraph-rsid="00559e5d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Liberation Sans" fo:font-size="9pt" fo:font-weight="normal" officeooo:rsid="00427cbe" officeooo:paragraph-rsid="00427cbe" style:font-size-asian="7.84999990463257pt" style:font-weight-asian="normal" style:font-size-complex="9pt" style:font-weight-complex="normal"/>
    </style:style>
    <style:style style:name="P24" style:family="paragraph" style:parent-style-name="Standard">
      <style:text-properties style:font-name="Liberation Sans" fo:font-size="9pt" fo:font-weight="normal" officeooo:rsid="00427cbe" officeooo:paragraph-rsid="003c2b1c" style:font-size-asian="7.84999990463257pt" style:font-weight-asian="normal" style:font-size-complex="9pt" style:font-weight-complex="normal"/>
    </style:style>
    <style:style style:name="P25" style:family="paragraph" style:parent-style-name="Standard">
      <style:text-properties style:font-name="Liberation Sans" fo:font-size="9pt" fo:font-weight="normal" officeooo:rsid="0060e916" officeooo:paragraph-rsid="0060e916" style:font-size-asian="7.84999990463257pt" style:font-weight-asian="normal" style:font-size-complex="9pt" style:font-weight-complex="normal"/>
    </style:style>
    <style:style style:name="P26" style:family="paragraph" style:parent-style-name="Standard">
      <style:text-properties style:font-name="Liberation Sans" fo:font-size="9pt" fo:font-weight="normal" officeooo:rsid="0067e703" officeooo:paragraph-rsid="0067e703" style:font-size-asian="7.84999990463257pt" style:font-weight-asian="normal" style:font-size-complex="9pt" style:font-weight-complex="normal"/>
    </style:style>
    <style:style style:name="P27" style:family="paragraph" style:parent-style-name="Standard">
      <style:text-properties style:font-name="Liberation Sans" fo:font-size="14pt" officeooo:rsid="000a7f6d" officeooo:paragraph-rsid="000a7f6d" style:font-size-asian="14pt" style:font-size-complex="14pt"/>
    </style:style>
    <style:style style:name="P28" style:family="paragraph" style:parent-style-name="Standard">
      <style:text-properties style:font-name="Liberation Sans" fo:font-size="14pt" fo:font-weight="normal" officeooo:rsid="00175d64" officeooo:paragraph-rsid="00175d64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Liberation Sans" fo:font-size="12pt" fo:font-weight="normal" officeooo:rsid="00338c8c" officeooo:paragraph-rsid="00338c8c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ans" fo:font-size="12pt" fo:font-weight="normal" officeooo:rsid="003991ee" officeooo:paragraph-rsid="003991e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ans" fo:font-size="12pt" fo:font-weight="normal" officeooo:rsid="0057fb2f" officeooo:paragraph-rsid="0057fb2f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ans" fo:font-size="12pt" fo:font-weight="normal" officeooo:rsid="0060e916" officeooo:paragraph-rsid="0060e916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ans" fo:font-size="12pt" fo:font-weight="normal" officeooo:rsid="0067e703" officeooo:paragraph-rsid="0067e703" style:font-size-asian="12pt" style:font-weight-asian="normal" style:font-size-complex="12pt" style:font-weight-complex="normal"/>
    </style:style>
    <style:style style:name="P34" style:family="paragraph" style:parent-style-name="Table_20_Contents">
      <style:text-properties style:font-name="Liberation Sans" fo:font-size="9pt" officeooo:rsid="003a340e" officeooo:paragraph-rsid="003a340e" style:font-size-asian="9pt" style:font-size-complex="9pt"/>
    </style:style>
    <style:style style:name="P35" style:family="paragraph" style:parent-style-name="Table_20_Contents">
      <style:text-properties style:font-name="Liberation Sans" fo:font-size="9pt" officeooo:rsid="003c2b1c" officeooo:paragraph-rsid="003c2b1c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3ec631" officeooo:paragraph-rsid="003ec631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403f35" officeooo:paragraph-rsid="00403f35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9pt" officeooo:rsid="00559e5d" officeooo:paragraph-rsid="00559e5d" style:font-size-asian="9pt" style:font-size-complex="9pt"/>
    </style:style>
    <style:style style:name="P39" style:family="paragraph" style:parent-style-name="Table_20_Contents">
      <style:text-properties style:font-name="Liberation Sans" fo:font-size="9pt" officeooo:rsid="0059a198" officeooo:paragraph-rsid="0059a198" style:font-size-asian="9pt" style:font-size-complex="9pt"/>
    </style:style>
    <style:style style:name="P40" style:family="paragraph" style:parent-style-name="Table_20_Contents">
      <style:text-properties style:font-name="Liberation Sans" fo:font-size="9pt" officeooo:rsid="005a17c5" officeooo:paragraph-rsid="005a17c5" style:font-size-asian="9pt" style:font-size-complex="9pt"/>
    </style:style>
    <style:style style:name="P41" style:family="paragraph" style:parent-style-name="Table_20_Contents">
      <style:text-properties style:font-name="Liberation Sans" fo:font-size="9pt" officeooo:rsid="005a7cfc" officeooo:paragraph-rsid="005a7cfc" style:font-size-asian="9pt" style:font-size-complex="9pt"/>
    </style:style>
    <style:style style:name="P42" style:family="paragraph" style:parent-style-name="Table_20_Contents">
      <style:text-properties style:font-name="Liberation Sans" fo:font-size="9pt" officeooo:rsid="005b73a4" officeooo:paragraph-rsid="005b73a4" style:font-size-asian="9pt" style:font-size-complex="9pt"/>
    </style:style>
    <style:style style:name="P43" style:family="paragraph" style:parent-style-name="Table_20_Contents">
      <style:text-properties style:font-name="Liberation Sans" fo:font-size="9pt" officeooo:rsid="005bf1f0" officeooo:paragraph-rsid="005bf1f0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5c6837" officeooo:paragraph-rsid="005c6837" style:font-size-asian="9pt" style:font-size-complex="9pt"/>
    </style:style>
    <style:style style:name="P45" style:family="paragraph" style:parent-style-name="Table_20_Contents">
      <style:text-properties style:font-name="Liberation Sans" fo:font-size="9pt" officeooo:rsid="005e171c" officeooo:paragraph-rsid="005e171c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5e4bfc" officeooo:paragraph-rsid="005e4bfc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5f36ba" officeooo:paragraph-rsid="005f36ba" style:font-size-asian="9pt" style:font-size-complex="9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Sans" fo:font-size="9pt" fo:font-weight="bold" officeooo:rsid="003a340e" officeooo:paragraph-rsid="003a340e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Liberation Sans" fo:font-size="9pt" fo:font-weight="bold" officeooo:rsid="003c2b1c" officeooo:paragraph-rsid="003c2b1c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Liberation Sans" fo:font-size="9pt" fo:font-weight="bold" officeooo:rsid="00403f35" officeooo:paragraph-rsid="00403f35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iberation Sans" fo:font-size="9pt" fo:font-weight="bold" officeooo:rsid="0059a198" officeooo:paragraph-rsid="0059a198" style:font-size-asian="9pt" style:font-weight-asian="bold" style:font-size-complex="9pt" style:font-weight-complex="bold"/>
    </style:style>
    <style:style style:name="P53" style:family="paragraph" style:parent-style-name="Table_20_Contents">
      <style:text-properties style:font-name="Liberation Sans" fo:font-size="9pt" fo:font-weight="bold" officeooo:rsid="005a17c5" officeooo:paragraph-rsid="005a17c5" style:font-size-asian="9pt" style:font-weight-asian="bold" style:font-size-complex="9pt" style:font-weight-complex="bold"/>
    </style:style>
    <style:style style:name="P54" style:family="paragraph" style:parent-style-name="Table_20_Contents">
      <style:text-properties style:font-name="Liberation Sans" fo:font-size="9pt" fo:font-weight="bold" officeooo:rsid="005a7cfc" officeooo:paragraph-rsid="005a7cfc" style:font-size-asian="9pt" style:font-weight-asian="bold" style:font-size-complex="9pt" style:font-weight-complex="bold"/>
    </style:style>
    <style:style style:name="P55" style:family="paragraph" style:parent-style-name="Table_20_Contents">
      <style:text-properties style:font-name="Liberation Sans" fo:font-size="9pt" fo:font-weight="bold" officeooo:rsid="005b73a4" officeooo:paragraph-rsid="005b73a4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font-name="Liberation Sans" fo:font-size="9pt" fo:font-weight="bold" officeooo:rsid="005bf1f0" officeooo:paragraph-rsid="005bf1f0" style:font-size-asian="9pt" style:font-weight-asian="bold" style:font-size-complex="9pt" style:font-weight-complex="bold"/>
    </style:style>
    <style:style style:name="P57" style:family="paragraph" style:parent-style-name="Table_20_Contents">
      <style:text-properties style:font-name="Liberation Sans" fo:font-size="9pt" fo:font-weight="bold" officeooo:rsid="005c6837" officeooo:paragraph-rsid="005c6837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font-name="Liberation Sans" fo:font-size="9pt" fo:font-weight="bold" officeooo:rsid="005e171c" officeooo:paragraph-rsid="005e171c" style:font-size-asian="9pt" style:font-weight-asian="bold" style:font-size-complex="9pt" style:font-weight-complex="bold"/>
    </style:style>
    <style:style style:name="P59" style:family="paragraph" style:parent-style-name="Table_20_Contents">
      <style:text-properties style:font-name="Liberation Sans" fo:font-size="9pt" fo:font-weight="bold" officeooo:rsid="005e4bfc" officeooo:paragraph-rsid="005e4bfc" style:font-size-asian="9pt" style:font-weight-asian="bold" style:font-size-complex="9pt" style:font-weight-complex="bold"/>
    </style:style>
    <style:style style:name="P60" style:family="paragraph" style:parent-style-name="Table_20_Contents">
      <style:text-properties style:font-name="Liberation Sans" fo:font-size="9pt" fo:font-weight="bold" officeooo:rsid="005f36ba" officeooo:paragraph-rsid="005f36ba" style:font-size-asian="9pt" style:font-weight-asian="bold" style:font-size-complex="9pt" style:font-weight-complex="bold"/>
    </style:style>
    <style:style style:name="P61" style:family="paragraph" style:parent-style-name="Table_20_Contents">
      <style:text-properties style:font-name="Liberation Sans" fo:font-size="9pt" fo:font-weight="bold" officeooo:rsid="00624673" officeooo:paragraph-rsid="00624673" style:font-size-asian="9pt" style:font-weight-asian="bold" style:font-size-complex="9pt" style:font-weight-complex="bold"/>
    </style:style>
    <style:style style:name="P62" style:family="paragraph" style:parent-style-name="Table_20_Contents">
      <style:text-properties style:font-name="Liberation Sans" fo:font-size="9pt" fo:font-weight="bold" officeooo:rsid="00643585" officeooo:paragraph-rsid="00643585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Liberation Sans" fo:font-size="9pt" fo:font-weight="bold" officeooo:rsid="0065a87f" officeooo:paragraph-rsid="0065a87f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font-name="Liberation Sans" fo:font-size="9pt" fo:font-weight="bold" style:font-size-asian="7.84999990463257pt" style:font-weight-asian="bold" style:font-size-complex="9pt" style:font-weight-complex="bold"/>
    </style:style>
    <style:style style:name="P65" style:family="paragraph" style:parent-style-name="Table_20_Contents">
      <style:text-properties style:font-name="Liberation Sans" fo:font-size="9pt" fo:font-weight="bold" officeooo:rsid="0060e916" officeooo:paragraph-rsid="0060e916" style:font-size-asian="7.84999990463257pt" style:font-weight-asian="bold" style:font-size-complex="9pt" style:font-weight-complex="bold"/>
    </style:style>
    <style:style style:name="P66" style:family="paragraph" style:parent-style-name="Table_20_Contents">
      <style:text-properties style:font-name="Liberation Sans" fo:font-size="9pt" fo:font-weight="bold" officeooo:rsid="0067e703" officeooo:paragraph-rsid="0067e703" style:font-size-asian="7.84999990463257pt" style:font-weight-asian="bold" style:font-size-complex="9pt" style:font-weight-complex="bold"/>
    </style:style>
    <style:style style:name="P67" style:family="paragraph" style:parent-style-name="Table_20_Contents">
      <style:text-properties style:font-name="Liberation Sans" fo:font-size="9pt" style:font-size-asian="7.84999990463257pt" style:font-size-complex="9pt"/>
    </style:style>
    <style:style style:name="P68" style:family="paragraph" style:parent-style-name="Table_20_Contents">
      <style:text-properties style:font-name="Liberation Sans" fo:font-size="9pt" officeooo:rsid="0046dc93" officeooo:paragraph-rsid="0046dc93" style:font-size-asian="7.84999990463257pt" style:font-size-complex="9pt"/>
    </style:style>
    <style:style style:name="P69" style:family="paragraph" style:parent-style-name="Table_20_Contents">
      <style:text-properties style:font-name="Liberation Sans" fo:font-size="9pt" officeooo:rsid="004bdf47" officeooo:paragraph-rsid="004bdf47" style:font-size-asian="7.84999990463257pt" style:font-size-complex="9pt"/>
    </style:style>
    <style:style style:name="P70" style:family="paragraph" style:parent-style-name="Table_20_Contents">
      <style:text-properties style:font-name="Liberation Sans" fo:font-size="9pt" officeooo:rsid="004e09db" officeooo:paragraph-rsid="004e09db" style:font-size-asian="7.84999990463257pt" style:font-size-complex="9pt"/>
    </style:style>
    <style:style style:name="P71" style:family="paragraph" style:parent-style-name="Table_20_Contents">
      <style:text-properties style:font-name="Liberation Sans" fo:font-size="9pt" officeooo:rsid="0051d6f2" officeooo:paragraph-rsid="0051d6f2" style:font-size-asian="7.84999990463257pt" style:font-size-complex="9pt"/>
    </style:style>
    <style:style style:name="P72" style:family="paragraph" style:parent-style-name="Table_20_Contents">
      <style:text-properties style:font-name="Liberation Sans" fo:font-size="9pt" officeooo:rsid="00534262" officeooo:paragraph-rsid="00534262" style:font-size-asian="7.84999990463257pt" style:font-size-complex="9pt"/>
    </style:style>
    <style:style style:name="P73" style:family="paragraph" style:parent-style-name="Table_20_Contents">
      <style:text-properties style:font-name="Liberation Sans" fo:font-size="9pt" officeooo:rsid="0060e916" officeooo:paragraph-rsid="0060e916" style:font-size-asian="7.84999990463257pt" style:font-size-complex="9pt"/>
    </style:style>
    <style:style style:name="P74" style:family="paragraph" style:parent-style-name="Table_20_Contents">
      <style:text-properties style:font-name="Liberation Sans" fo:font-size="9pt" officeooo:rsid="0062186c" officeooo:paragraph-rsid="0062186c" style:font-size-asian="7.84999990463257pt" style:font-size-complex="9pt"/>
    </style:style>
    <style:style style:name="P75" style:family="paragraph" style:parent-style-name="Table_20_Contents">
      <style:text-properties style:font-name="Liberation Sans" fo:font-size="9pt" officeooo:rsid="00624673" officeooo:paragraph-rsid="00624673" style:font-size-asian="7.84999990463257pt" style:font-size-complex="9pt"/>
    </style:style>
    <style:style style:name="P76" style:family="paragraph" style:parent-style-name="Table_20_Contents">
      <style:text-properties style:font-name="Liberation Sans" fo:font-size="9pt" officeooo:rsid="00643585" officeooo:paragraph-rsid="00643585" style:font-size-asian="7.84999990463257pt" style:font-size-complex="9pt"/>
    </style:style>
    <style:style style:name="P77" style:family="paragraph" style:parent-style-name="Table_20_Contents">
      <style:text-properties style:font-name="Liberation Sans" fo:font-size="9pt" officeooo:rsid="0065a87f" officeooo:paragraph-rsid="0065a87f" style:font-size-asian="7.84999990463257pt" style:font-size-complex="9pt"/>
    </style:style>
    <style:style style:name="P78" style:family="paragraph" style:parent-style-name="Table_20_Contents">
      <style:text-properties style:font-name="Liberation Sans" fo:font-size="9pt" officeooo:rsid="00668285" officeooo:paragraph-rsid="00668285" style:font-size-asian="7.84999990463257pt" style:font-size-complex="9pt"/>
    </style:style>
    <style:style style:name="P79" style:family="paragraph" style:parent-style-name="Table_20_Contents">
      <style:text-properties style:font-name="Liberation Sans" fo:font-size="9pt" officeooo:rsid="0067e703" officeooo:paragraph-rsid="0067e703" style:font-size-asian="7.84999990463257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size="9pt" officeooo:rsid="0057060c" officeooo:paragraph-rsid="0057060c" style:font-size-asian="7.84999990463257pt" style:font-size-complex="9pt"/>
    </style:style>
    <style:style style:name="P81" style:family="paragraph" style:parent-style-name="Table_20_Contents">
      <style:paragraph-properties fo:text-align="justify" style:justify-single-word="false"/>
      <style:text-properties style:font-name="Liberation Sans" fo:font-size="9pt" officeooo:rsid="006d57e0" officeooo:paragraph-rsid="006d57e0" style:font-size-asian="7.84999990463257pt" style:font-size-complex="9pt"/>
    </style:style>
    <style:style style:name="P82" style:family="paragraph" style:parent-style-name="Table_20_Contents">
      <style:paragraph-properties fo:text-align="justify" style:justify-single-word="false"/>
      <style:text-properties style:font-name="Liberation Sans" fo:font-size="9pt" officeooo:rsid="00728184" officeooo:paragraph-rsid="00728184" style:font-size-asian="7.84999990463257pt" style:font-size-complex="9pt"/>
    </style:style>
    <style:style style:name="P83" style:family="paragraph" style:parent-style-name="Table_20_Contents">
      <style:paragraph-properties fo:text-align="justify" style:justify-single-word="false"/>
      <style:text-properties style:font-name="Liberation Sans" fo:font-size="9pt" officeooo:rsid="00748b9b" officeooo:paragraph-rsid="007554cc" style:font-size-asian="7.84999990463257pt" style:font-size-complex="9pt"/>
    </style:style>
    <style:style style:name="P84" style:family="paragraph" style:parent-style-name="Table_20_Contents">
      <style:text-properties fo:color="#000000" style:font-name="Liberation Sans" fo:font-size="9pt" officeooo:paragraph-rsid="00446ee9" style:font-size-asian="9pt" style:font-size-complex="9pt"/>
    </style:style>
    <style:style style:name="P85" style:family="paragraph" style:parent-style-name="Table_20_Contents">
      <style:text-properties fo:color="#000000" style:font-name="Liberation Sans" fo:font-size="9pt" officeooo:paragraph-rsid="00534262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fo:color="#000000" style:font-name="Liberation Sans" fo:font-size="9pt" officeooo:rsid="0057060c" officeooo:paragraph-rsid="0057060c" style:font-size-asian="9pt" style:font-size-complex="9pt"/>
    </style:style>
    <style:style style:name="P87" style:family="paragraph" style:parent-style-name="Table_20_Contents">
      <style:text-properties fo:color="#000000" style:font-name="Liberation Sans" fo:font-size="9pt" style:font-size-asian="7.84999990463257pt" style:font-size-complex="9pt"/>
    </style:style>
    <style:style style:name="P88" style:family="paragraph" style:parent-style-name="Table_20_Contents">
      <style:text-properties fo:color="#000000" style:font-name="Liberation Sans" fo:font-size="9pt" officeooo:rsid="00714d1e" officeooo:paragraph-rsid="00714d1e" style:font-size-asian="7.84999990463257pt" style:font-size-complex="9pt"/>
    </style:style>
    <style:style style:name="P89" style:family="paragraph" style:parent-style-name="Table_20_Contents">
      <style:text-properties fo:color="#000000" style:font-name="Liberation Sans" fo:font-size="9pt" officeooo:rsid="00748b9b" officeooo:paragraph-rsid="00748b9b" style:font-size-asian="7.84999990463257pt" style:font-size-complex="9pt"/>
    </style:style>
    <style:style style:name="P90" style:family="paragraph" style:parent-style-name="Table_20_Contents">
      <style:text-properties fo:color="#000000" style:font-name="Liberation Sans" fo:font-size="9pt" fo:font-weight="normal" style:font-size-asian="7.84999990463257pt" style:font-weight-asian="normal" style:font-size-complex="9pt" style:font-weight-complex="normal"/>
    </style:style>
    <style:style style:name="P91" style:family="paragraph" style:parent-style-name="Table_20_Contents">
      <style:paragraph-properties fo:text-align="justify" style:justify-single-word="false"/>
      <style:text-properties officeooo:paragraph-rsid="006ac81e"/>
    </style:style>
    <style:style style:name="P92" style:family="paragraph" style:parent-style-name="Standard" style:list-style-name="L1">
      <style:text-properties style:font-name="Liberation Sans" fo:font-size="9pt" fo:font-weight="normal" officeooo:rsid="001d8696" officeooo:paragraph-rsid="001d8696" style:font-size-asian="9pt" style:font-weight-asian="normal" style:font-size-complex="9pt" style:font-weight-complex="normal"/>
    </style:style>
    <style:style style:name="P93" style:family="paragraph" style:parent-style-name="Standard" style:list-style-name="L1">
      <style:text-properties style:font-name="Liberation Sans" fo:font-size="9pt" fo:font-weight="normal" officeooo:rsid="00203b9d" officeooo:paragraph-rsid="00203b9d" style:font-size-asian="9pt" style:font-weight-asian="normal" style:font-size-complex="9pt" style:font-weight-complex="normal"/>
    </style:style>
    <style:style style:name="P94" style:family="paragraph" style:parent-style-name="Standard" style:list-style-name="L1">
      <style:text-properties officeooo:rsid="001e6087" officeooo:paragraph-rsid="001e6087"/>
    </style:style>
    <style:style style:name="P95" style:family="paragraph">
      <style:paragraph-properties fo:text-align="justify"/>
    </style:style>
    <style:style style:name="P96" style:family="paragraph">
      <loext:graphic-properties draw:fill="none" draw:fill-color="#ffffff"/>
      <style:paragraph-properties fo:text-align="justify"/>
      <style:text-properties style:font-name="Liberation Sans1" fo:font-size="12pt" style:font-size-asian="9pt" style:font-name-complex="Liberation Sans1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ceca" style:font-weight-asian="bold" style:font-weight-complex="bold"/>
    </style:style>
    <style:style style:name="T3" style:family="text">
      <style:text-properties fo:font-weight="bold" officeooo:rsid="00136898" style:font-weight-asian="bold" style:font-weight-complex="bold"/>
    </style:style>
    <style:style style:name="T4" style:family="text">
      <style:text-properties fo:font-weight="bold" officeooo:rsid="00136dc7" style:font-weight-asian="bold" style:font-weight-complex="bold"/>
    </style:style>
    <style:style style:name="T5" style:family="text">
      <style:text-properties fo:font-weight="bold" officeooo:rsid="006f50c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d96e" style:font-weight-asian="normal" style:font-weight-complex="normal"/>
    </style:style>
    <style:style style:name="T8" style:family="text">
      <style:text-properties fo:font-weight="normal" officeooo:rsid="00142c09" style:font-weight-asian="normal" style:font-weight-complex="normal"/>
    </style:style>
    <style:style style:name="T9" style:family="text">
      <style:text-properties fo:font-weight="normal" officeooo:rsid="001892ca" style:font-weight-asian="normal" style:font-weight-complex="normal"/>
    </style:style>
    <style:style style:name="T10" style:family="text">
      <style:text-properties fo:font-weight="normal" officeooo:rsid="0019ed59" style:font-weight-asian="normal" style:font-weight-complex="normal"/>
    </style:style>
    <style:style style:name="T11" style:family="text">
      <style:text-properties fo:font-weight="normal" officeooo:rsid="00317dd2" style:font-weight-asian="normal" style:font-weight-complex="normal"/>
    </style:style>
    <style:style style:name="T12" style:family="text">
      <style:text-properties fo:font-weight="normal" officeooo:rsid="006f50c1" style:font-weight-asian="normal" style:font-weight-complex="normal"/>
    </style:style>
    <style:style style:name="T13" style:family="text">
      <style:text-properties officeooo:rsid="00136898"/>
    </style:style>
    <style:style style:name="T14" style:family="text">
      <style:text-properties officeooo:rsid="00136dc7"/>
    </style:style>
    <style:style style:name="T15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16" style:family="text">
      <style:text-properties style:font-name="Liberation Sans" fo:font-size="9pt" fo:font-weight="normal" officeooo:rsid="001d8696" style:font-size-asian="9pt" style:font-weight-asian="normal" style:font-size-complex="9pt" style:font-weight-complex="normal"/>
    </style:style>
    <style:style style:name="T17" style:family="text">
      <style:text-properties style:font-name="Liberation Sans" fo:font-size="9pt" fo:font-weight="normal" officeooo:rsid="00203c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officeooo:rsid="00698fc0" style:font-size-asian="7.84999990463257pt" style:font-size-complex="9pt"/>
    </style:style>
    <style:style style:name="T19" style:family="text">
      <style:text-properties style:font-name="Liberation Sans" fo:font-size="9pt" officeooo:rsid="006a2c2d" style:font-size-asian="7.84999990463257pt" style:font-size-complex="9pt"/>
    </style:style>
    <style:style style:name="T20" style:family="text">
      <style:text-properties style:font-name="Liberation Sans" fo:font-size="9pt" officeooo:rsid="006d57e0" style:font-size-asian="7.84999990463257pt" style:font-size-complex="9pt"/>
    </style:style>
    <style:style style:name="T21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22" style:family="text">
      <style:text-properties officeooo:rsid="003dcee3"/>
    </style:style>
    <style:style style:name="T23" style:family="text">
      <style:text-properties officeooo:rsid="00410fc5"/>
    </style:style>
    <style:style style:name="T24" style:family="text">
      <style:text-properties officeooo:rsid="00446ee9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4aaab9" style:font-style-asian="italic" style:font-style-complex="italic"/>
    </style:style>
    <style:style style:name="T27" style:family="text">
      <style:text-properties fo:font-style="italic" officeooo:rsid="004e09db" style:font-style-asian="italic" style:font-style-complex="italic"/>
    </style:style>
    <style:style style:name="T28" style:family="text">
      <style:text-properties fo:font-style="italic" officeooo:rsid="005174d4" style:font-style-asian="italic" style:font-style-complex="italic"/>
    </style:style>
    <style:style style:name="T29" style:family="text">
      <style:text-properties fo:font-style="italic" officeooo:rsid="00668285" style:font-style-asian="italic" style:font-style-complex="italic"/>
    </style:style>
    <style:style style:name="T30" style:family="text">
      <style:text-properties fo:font-style="italic" officeooo:rsid="006c2366" style:font-style-asian="italic" style:font-style-complex="italic"/>
    </style:style>
    <style:style style:name="T31" style:family="text">
      <style:text-properties fo:font-style="italic" officeooo:rsid="006d57e0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45b4ba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34262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7554cc" style:font-style-asian="italic" style:font-weight-asian="normal" style:font-style-complex="italic" style:font-weight-complex="normal"/>
    </style:style>
    <style:style style:name="T36" style:family="text">
      <style:text-properties officeooo:rsid="00487063"/>
    </style:style>
    <style:style style:name="T37" style:family="text">
      <style:text-properties officeooo:rsid="004aaab9"/>
    </style:style>
    <style:style style:name="T38" style:family="text">
      <style:text-properties officeooo:rsid="004db666"/>
    </style:style>
    <style:style style:name="T39" style:family="text">
      <style:text-properties officeooo:rsid="004e09db"/>
    </style:style>
    <style:style style:name="T40" style:family="text">
      <style:text-properties officeooo:rsid="004fd758"/>
    </style:style>
    <style:style style:name="T41" style:family="text">
      <style:text-properties officeooo:rsid="0051e10d"/>
    </style:style>
    <style:style style:name="T42" style:family="text">
      <style:text-properties officeooo:rsid="0052c836"/>
    </style:style>
    <style:style style:name="T43" style:family="text">
      <style:text-properties officeooo:rsid="0054646b"/>
    </style:style>
    <style:style style:name="T44" style:family="text">
      <style:text-properties style:text-line-through-style="solid" style:text-line-through-type="single"/>
    </style:style>
    <style:style style:name="T45" style:family="text">
      <style:text-properties officeooo:rsid="0062186c"/>
    </style:style>
    <style:style style:name="T46" style:family="text">
      <style:text-properties officeooo:rsid="00668285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6c2366" style:font-style-asian="normal" style:font-style-complex="normal"/>
    </style:style>
    <style:style style:name="T49" style:family="text">
      <style:text-properties fo:font-style="normal" officeooo:rsid="006f50c1" style:font-style-asian="normal" style:font-style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6f50c1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6f50c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554cc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6141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61c73" style:font-style-asian="normal" style:font-weight-asian="normal" style:font-style-complex="normal" style:font-weight-complex="normal"/>
    </style:style>
    <style:style style:name="T57" style:family="text">
      <style:text-properties officeooo:rsid="00698fc0"/>
    </style:style>
    <style:style style:name="T58" style:family="text">
      <style:text-properties officeooo:rsid="006c2366"/>
    </style:style>
    <style:style style:name="T59" style:family="text">
      <style:text-properties officeooo:rsid="00748b2f"/>
    </style:style>
    <style:style style:name="T60" style:family="text">
      <style:text-properties officeooo:rsid="007554cc"/>
    </style:style>
    <style:style style:name="T61" style:family="text">
      <style:text-properties style:font-name="Liberation Sans1" fo:font-size="9pt" fo:font-weight="bold" style:font-size-asian="9pt" style:font-weight-asian="bold" style:font-name-complex="Liberation Sans1" style:font-size-complex="9pt" style:font-weight-complex="bold"/>
    </style:style>
    <style:style style:name="T62" style:family="text">
      <style:text-properties style:font-name="Liberation Sans1" fo:font-size="9pt" style:font-size-asian="9pt" style:font-name-complex="Liberation Sans1" style:font-size-complex="9pt"/>
    </style:style>
    <style:style style:name="T63" style:family="text">
      <style:text-properties style:font-name="Liberation Sans" fo:font-size="9pt" style:font-size-asian="9pt" style:font-name-complex="Liberation Sans1" style:font-size-complex="9pt"/>
    </style:style>
    <style:style style:name="T64" style:family="text">
      <style:text-properties style:font-name="Liberation Sans" fo:font-size="9pt" fo:font-weight="bold" style:font-size-asian="9pt" style:font-weight-asian="bold" style:font-name-complex="Liberation Sans1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1" draw:style-name="gr1" draw:text-style-name="P96" svg:width="10.796cm" svg:height="4.384cm" svg:x="8.357cm" svg:y="14.755cm">
        <draw:text-box>
          <text:p text:style-name="P95"><text:span text:style-name="T61">&lt;!DOCTYPE html&gt;</text:span><text:span text:style-name="T62"> </text:span><text:span text:style-name="T63">- &gt; Identifica il file come pagina HTML utilizzante lo </text:span><text:span text:style-name="T63"><text:tab/></text:span><text:span text:style-name="T63"><text:tab/></text:span><text:span text:style-name="T63"><text:tab/></text:span><text:span text:style-name="T63"><text:tab/></text:span><text:span text:style-name="T63"> <text:s text:c="7"/>standard HTML5;</text:span></text:p>
          <text:p text:style-name="P95"><text:span text:style-name="T64">&lt;html&gt;</text:span><text:span text:style-name="T63"> - &gt; Tag utilizzato per aprire ogni pagina HTML;</text:span></text:p>
          <text:p text:style-name="P95"><text:span text:style-name="T63"/></text:p>
          <text:p text:style-name="P95"><text:span text:style-name="T64">&lt;head&gt;</text:span><text:span text:style-name="T63"> - &gt; Tag utilizzato per contenere i metadati;</text:span></text:p>
          <text:p text:style-name="P95"><text:span text:style-name="T63"/></text:p>
          <text:p text:style-name="P95"><text:span text:style-name="T63"/></text:p>
          <text:p text:style-name="P95"><text:span text:style-name="T63"/></text:p>
          <text:p text:style-name="P95"><text:span text:style-name="T64">&lt;body&gt;</text:span><text:span text:style-name="T63"> - &gt; Tag utilizzato per contenere tutti gli elementi della pagina (solo </text:span><text:span text:style-name="T63"><text:tab/></text:span><text:span text:style-name="T63"> <text:s text:c="3"/>questi saranno effettivamente visibili nella pagina web);</text:span></text:p>
          <text:p><text:span text:style-name="T63"/></text:p>
          <text:p><text:span text:style-name="T63"/></text:p>
        </draw:text-box>
      </draw:frame>
      <text:p text:style-name="P27">TAG</text:p>
      <text:p text:style-name="P1"/>
      <text:p text:style-name="P2">In una pagina HTML tutti gli elementi sono associati a dei <text:span text:style-name="T1">tag</text:span><text:span text:style-name="T6"> che ne determinano il senso, il ruolo o l’organizzazione che vogliamo assegnare ai contenuti.</text:span></text:p>
      <text:p text:style-name="P10"/>
      <text:p text:style-name="P3"><text:span text:style-name="T7">S</text:span><text:span text:style-name="T6">truttura:</text:span></text:p>
      <text:p text:style-name="P11"/>
      <text:p text:style-name="P3"><text:span text:style-name="T6"><text:tab/></text:span><text:span text:style-name="T1">&lt; <text:s/></text:span><text:span text:style-name="T2">keyword</text:span><text:span text:style-name="T1"> &gt; </text:span><text:span text:style-name="T6">….</text:span></text:p>
      <text:p text:style-name="P11"/>
      <text:p text:style-name="P9">I <text:span text:style-name="T1">tag </text:span>HTML non sono case sensitive. <text:span text:style-name="T13">Gran parte dei </text:span><text:span text:style-name="T3">tag </text:span><text:span text:style-name="T13">HTML è utilizzata come contenitore, e quindi prevedono un tag di chiusura:</text:span></text:p>
      <text:p text:style-name="P9"/>
      <text:p text:style-name="P9"><text:tab/><text:span text:style-name="T4">&lt; kyeword &gt; <text:s text:c="4"/></text:span><text:span text:style-name="T14">→ apertura</text:span></text:p>
      <text:p text:style-name="P4"><text:tab/><text:span text:style-name="T14">&lt; /keyword &gt; <text:s text:c="3"/>→ </text:span><text:span text:style-name="T8">chiusura</text:span></text:p>
      <text:p text:style-name="P12"/>
      <text:p text:style-name="P5"><text:span text:style-name="T8">L</text:span><text:span text:style-name="T6">e pagine HTML adottano quindi una struttura ad albero, con i </text:span>tag<text:span text:style-name="T6"> annidati uno dentro l’altro.</text:span></text:p>
      <text:p text:style-name="P13"/>
      <text:p text:style-name="P28">Attributi</text:p>
      <text:p text:style-name="P14"/>
      <text:p text:style-name="P6"><text:span text:style-name="T6">I tag possono essere correalti ad uno o più </text:span>attributi<text:span text:style-name="T6">, </text:span><text:span text:style-name="T9">utilizzati per specificare con più precisione la funzione o la tipologia dell’elemento, </text:span><text:span text:style-name="T10">per immagazzinare dati o arricchire di significato il contenuto.</text:span></text:p>
      <text:p text:style-name="P15"/>
      <text:p text:style-name="P7"><text:span text:style-name="T10">S</text:span><text:span text:style-name="T6">truttura</text:span></text:p>
      <text:p text:style-name="P16"/>
      <text:p text:style-name="P7"><text:span text:style-name="T6"><text:tab/>&lt; key</text:span><text:span text:style-name="T11">w</text:span><text:span text:style-name="T6">ord </text:span>attributo1 = “valore1” attributo2 = “valore2”<text:span text:style-name="T6"> &gt;</text:span></text:p>
      <text:p text:style-name="P16"/>
      <text:p text:style-name="P17">Caratteristiche:</text:p>
      <text:list xml:id="list3863769884" text:style-name="L1">
        <text:list-item>
          <text:p text:style-name="P92">Gli attributi sono rappresentati dal delle coppie chiave-valore;</text:p>
        </text:list-item>
        <text:list-item>
          <text:p text:style-name="P94"><text:span text:style-name="T16">i </text:span><text:span text:style-name="T15">valori vengono inseriti tra “ ” </text:span><text:span text:style-name="T17">oppure da ‘ ‘</text:span><text:span text:style-name="T15">;</text:span></text:p>
        </text:list-item>
        <text:list-item>
          <text:p text:style-name="P93">Sono separati dalla keyword del tag da almeno uno spazio.</text:p>
        </text:list-item>
      </text:list>
      <text:p text:style-name="P18"/>
      <text:p text:style-name="P29">Elementi base di una pagina HTML</text:p>
      <text:p text:style-name="P19"/>
      <text:p text:style-name="P19">&lt;!DOCTYPE html&gt; <text:tab/><text:tab/><text:tab/><text:tab/><text:tab/><text:tab/><text:tab/></text:p>
      <text:p text:style-name="P19"/>
      <text:p text:style-name="P19">&lt;html&gt;<text:tab/></text:p>
      <text:p text:style-name="P19"><text:tab/><text:tab/><text:tab/><text:tab/><text:tab/><text:tab/><text:tab/><text:tab/><text:tab/><text:tab/></text:p>
      <text:p text:style-name="P19"><text:s text:c="4"/>&lt;head&gt; <text:s text:c="53"/><text:tab/><text:tab/><text:tab/><text:tab/><text:tab/><text:tab/><text:tab/><text:tab/><text:tab/><text:tab/></text:p>
      <text:p text:style-name="P19"><text:s text:c="8"/>………….<text:tab/><text:tab/><text:tab/></text:p>
      <text:p text:style-name="P19"><text:s text:c="4"/>&lt;/head&gt;</text:p>
      <text:p text:style-name="P19"><text:tab/></text:p>
      <text:p text:style-name="P19"><text:s text:c="4"/>&lt;body&gt;<text:tab/><text:tab/><text:tab/><text:tab/><text:tab/><text:tab/><text:tab/><text:tab/><text:tab/><text:tab/></text:p>
      <text:p text:style-name="P19"><text:s text:c="8"/>………….<text:tab/><text:tab/></text:p>
      <text:p text:style-name="P19"><text:s text:c="4"/>&lt;/body&gt;</text:p>
      <text:p text:style-name="P19"/>
      <text:p text:style-name="P19">&lt;/html&gt; </text:p>
      <text:p text:style-name="P19"/>
      <text:p text:style-name="P30">Tag <text:span text:style-name="T43">e attributi per l’organizzazione</text:span> del testo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TAG</text:p>
          </table:table-cell>
          <table:table-cell table:style-name="Table1.B1" office:value-type="string">
            <text:p text:style-name="P38">Descrizione</text:p>
          </table:table-cell>
        </table:table-row>
        <table:table-row>
          <table:table-cell table:style-name="Table1.A2" office:value-type="string">
            <text:p text:style-name="P8">&lt;p&gt; … &lt;/p&gt; </text:p>
          </table:table-cell>
          <table:table-cell table:style-name="Table1.B2" office:value-type="string">
            <text:p text:style-name="P34">Tag che identifica un paragrafo. Dopo &lt;/p&gt; il browser inserisce un “a capo”. </text:p>
          </table:table-cell>
        </table:table-row>
        <table:table-row>
          <table:table-cell table:style-name="Table1.A2" office:value-type="string">
            <text:p text:style-name="P48">&lt;br&gt;</text:p>
          </table:table-cell>
          <table:table-cell table:style-name="Table1.B2" office:value-type="string">
            <text:p text:style-name="P34">Tag che inserisce un <text:span text:style-name="T23">singolo</text:span> “a capo”.</text:p>
          </table:table-cell>
        </table:table-row>
        <table:table-row>
          <table:table-cell table:style-name="Table1.A2" office:value-type="string">
            <text:p text:style-name="P49">&lt;h1&gt; … &lt;/h1&gt;</text:p>
          </table:table-cell>
          <table:table-cell table:style-name="Table1.B2" office:value-type="string">
            <text:p text:style-name="P35">Tag che identifica un titolo/intestazione. <text:span text:style-name="T22">Permette di stabilire una gerarchia tra i titoli (fino ad &lt;h6&gt;).</text:span></text:p>
          </table:table-cell>
        </table:table-row>
        <table:table-row>
          <table:table-cell table:style-name="Table1.A2" office:value-type="string">
            <text:p text:style-name="P51">&lt;hr&gt;</text:p>
          </table:table-cell>
          <table:table-cell table:style-name="Table1.B2" office:value-type="string">
            <text:p text:style-name="P36">Tag che inserisce una linea orizzonatale.</text:p>
          </table:table-cell>
        </table:table-row>
        <table:table-row>
          <table:table-cell table:style-name="Table1.A2" office:value-type="string">
            <text:p text:style-name="P50">&lt;pre&gt; … &lt;/pre&gt;</text:p>
          </table:table-cell>
          <table:table-cell table:style-name="Table1.B2" office:value-type="string">
            <text:p text:style-name="P37">Tag che identifica un paragrafo preformattato - &gt; riporta il testo nello stesso modo in cui è stato scritto nel tag, quindi mantenendo spaziature e “a capo” </text:p>
          </table:table-cell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6">Attributo</text:p>
          </table:table-cell>
          <table:table-cell table:style-name="Table2.B1" office:value-type="string">
            <text:p text:style-name="P80">Descrizione</text:p>
          </table:table-cell>
        </table:table-row>
        <table:table-row>
          <table:table-cell table:style-name="Table2.A2" office:value-type="string">
            <text:p text:style-name="P84"><text:span text:style-name="T24">&lt;tag </text:span><text:span text:style-name="T1">style="background-color:</text:span><text:span text:style-name="T33">colore</text:span><text:span text:style-name="T1">;"</text:span>&gt;</text:p>
          </table:table-cell>
          <table:table-cell table:style-name="Table2.B2" office:value-type="string">
            <text:p text:style-name="P68">Aggiunge allo sfondo il colore indicato. <text:span text:style-name="T36">L’area colorata dipende dal tag a cui l’attricuto è associato.</text:span></text:p>
          </table:table-cell>
        </table:table-row>
        <table:table-row>
          <table:table-cell table:style-name="Table2.A2" office:value-type="string">
            <text:p text:style-name="P87">&lt;<text:span text:style-name="T37">tag</text:span> <text:span text:style-name="T1">style="color</text:span>:<text:span text:style-name="T26">colore</text:span><text:span text:style-name="T1">;"</text:span>&gt;</text:p>
          </table:table-cell>
          <table:table-cell table:style-name="Table2.B2" office:value-type="string">
            <text:p text:style-name="P69">Definisce il colore del testo <text:span text:style-name="T38">definito</text:span> <text:span text:style-name="T38">da</text:span>l tag.</text:p>
          </table:table-cell>
        </table:table-row>
        <table:table-row>
          <table:table-cell table:style-name="Table2.A2" office:value-type="string">
            <text:p text:style-name="P87">&lt;<text:span text:style-name="T39">tag</text:span> <text:span text:style-name="T1">style="font-family</text:span>:<text:span text:style-name="T27">font</text:span><text:span text:style-name="T1">;"</text:span>&gt;</text:p>
          </table:table-cell>
          <table:table-cell table:style-name="Table2.B2" office:value-type="string">
            <text:p text:style-name="P70">Definisce il font da utilizzare per il testo di <text:span text:style-name="T40">del</text:span> tag.</text:p>
          </table:table-cell>
        </table:table-row>
        <text:soft-page-break/>
        <table:table-row>
          <table:table-cell table:style-name="Table2.A2" office:value-type="string">
            <text:p text:style-name="P90">&lt;<text:span text:style-name="T42">tag</text:span> <text:span text:style-name="T1">style="font-size</text:span>:<text:span text:style-name="T28">numero</text:span><text:span text:style-name="T1">%;"</text:span>&gt;</text:p>
          </table:table-cell>
          <table:table-cell table:style-name="Table2.B2" office:value-type="string">
            <text:p text:style-name="P71">Definisce la dimensione del font <text:span text:style-name="T41">per il testo del </text:span>tag.</text:p>
          </table:table-cell>
        </table:table-row>
        <table:table-row>
          <table:table-cell table:style-name="Table2.A2" office:value-type="string">
            <text:p text:style-name="P85">&lt;<text:span text:style-name="T42">tag</text:span> <text:span text:style-name="T1">style="text-align:</text:span><text:span text:style-name="T34">posizione</text:span><text:span text:style-name="T1">;"</text:span>&gt;</text:p>
          </table:table-cell>
          <table:table-cell table:style-name="Table2.B2" office:value-type="string">
            <text:p text:style-name="P72">Definisce l’allineamento per il testo del tag.</text:p>
          </table:table-cell>
        </table:table-row>
        <table:table-row>
          <table:table-cell table:style-name="Table2.A2" office:value-type="string">
            <text:p text:style-name="P85">&lt;<text:span text:style-name="T46">tag</text:span> <text:span text:style-name="T1">style="border</text:span>: <text:span text:style-name="T29">numero</text:span>px <text:span text:style-name="T29">colore</text:span><text:span text:style-name="T1">;"</text:span>&gt;</text:p>
          </table:table-cell>
          <table:table-cell table:style-name="Table2.B2" office:value-type="string">
            <text:p text:style-name="P78">Definisce il colore per il bordo dell’area del tag. La dimensione del bordo è definita tramite <text:span text:style-name="T25">numero</text:span><text:span text:style-name="T47">px (es: 10px).</text:span></text:p>
          </table:table-cell>
        </table:table-row>
      </table:table>
      <text:p text:style-name="P23"/>
      <text:p text:style-name="P31">Tag per la formattazione del testo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TAG</text:p>
          </table:table-cell>
          <table:table-cell table:style-name="Table3.B1" office:value-type="string">
            <text:p text:style-name="P38">Descrizione</text:p>
          </table:table-cell>
        </table:table-row>
        <table:table-row>
          <table:table-cell table:style-name="Table3.A2" office:value-type="string">
            <text:p text:style-name="P52">&lt;b&gt; … &lt;/b&gt;</text:p>
          </table:table-cell>
          <table:table-cell table:style-name="Table3.B2" office:value-type="string">
            <text:p text:style-name="P39">Tag utilizzato per definire del testo in grassetto.</text:p>
          </table:table-cell>
        </table:table-row>
        <table:table-row>
          <table:table-cell table:style-name="Table3.A2" office:value-type="string">
            <text:p text:style-name="P52">&lt;strong&gt; … &lt;/strong&gt;</text:p>
          </table:table-cell>
          <table:table-cell table:style-name="Table3.B2" office:value-type="string">
            <text:p text:style-name="P39">Tag utilizzato per definire marcare un testo come importante. Il testo apparirà in grassetto.</text:p>
          </table:table-cell>
        </table:table-row>
        <table:table-row>
          <table:table-cell table:style-name="Table3.A2" office:value-type="string">
            <text:p text:style-name="P53">&lt;i&gt; … &lt;/i&gt;</text:p>
          </table:table-cell>
          <table:table-cell table:style-name="Table3.B2" office:value-type="string">
            <text:p text:style-name="P40">Tag utilizzato epr definire del testo in corsivo.</text:p>
          </table:table-cell>
        </table:table-row>
        <table:table-row>
          <table:table-cell table:style-name="Table3.A2" office:value-type="string">
            <text:p text:style-name="P54">&lt;em&gt; … &lt;/em&gt;</text:p>
          </table:table-cell>
          <table:table-cell table:style-name="Table3.B2" office:value-type="string">
            <text:p text:style-name="P41">Tag utilizzato per enfatizzare un testo. Il testo apparirà in corsivo.</text:p>
          </table:table-cell>
        </table:table-row>
        <table:table-row>
          <table:table-cell table:style-name="Table3.A2" office:value-type="string">
            <text:p text:style-name="P55">&lt;small&gt; … &lt;/small&gt;</text:p>
          </table:table-cell>
          <table:table-cell table:style-name="Table3.B2" office:value-type="string">
            <text:p text:style-name="P42">Tag ulilizzato per definire del testo con una dimensione minore.</text:p>
          </table:table-cell>
        </table:table-row>
        <table:table-row>
          <table:table-cell table:style-name="Table3.A2" office:value-type="string">
            <text:p text:style-name="P56">&lt;mark&gt; … &lt;/mark&gt;</text:p>
          </table:table-cell>
          <table:table-cell table:style-name="Table3.B2" office:value-type="string">
            <text:p text:style-name="P43">Tag utilizzato per evidenziare del testo. Il testo sarà evidenziato di giallo.</text:p>
          </table:table-cell>
        </table:table-row>
        <table:table-row>
          <table:table-cell table:style-name="Table3.A2" office:value-type="string">
            <text:p text:style-name="P57">&lt;del&gt; … &lt;/del&gt;</text:p>
          </table:table-cell>
          <table:table-cell table:style-name="Table3.B2" office:value-type="string">
            <text:p text:style-name="P44">Tag utilizzato per barrare del testo (<text:span text:style-name="T44">testo</text:span>).</text:p>
          </table:table-cell>
        </table:table-row>
        <table:table-row>
          <table:table-cell table:style-name="Table3.A2" office:value-type="string">
            <text:p text:style-name="P58">&lt;ins&gt; … &lt;/ins&gt;</text:p>
          </table:table-cell>
          <table:table-cell table:style-name="Table3.B2" office:value-type="string">
            <text:p text:style-name="P45">Tag utilizzato per sottolineare del testo.</text:p>
          </table:table-cell>
        </table:table-row>
        <table:table-row>
          <table:table-cell table:style-name="Table3.A2" office:value-type="string">
            <text:p text:style-name="P59">&lt;sub&gt; … &lt;/sub&gt;</text:p>
          </table:table-cell>
          <table:table-cell table:style-name="Table3.B2" office:value-type="string">
            <text:p text:style-name="P46">Tag utilizzato per definire del testo come pedice.</text:p>
          </table:table-cell>
        </table:table-row>
        <table:table-row>
          <table:table-cell table:style-name="Table3.A2" office:value-type="string">
            <text:p text:style-name="P60">&lt;sup&gt; … &lt;/sup&gt;</text:p>
          </table:table-cell>
          <table:table-cell table:style-name="Table3.B2" office:value-type="string">
            <text:p text:style-name="P47">Tag utilizzato per definire del testo come apice.</text:p>
          </table:table-cell>
        </table:table-row>
      </table:table>
      <text:p text:style-name="P20"/>
      <text:p text:style-name="P32">Tag per le citazioni</text:p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TAG</text:p>
          </table:table-cell>
          <table:table-cell table:style-name="Table4.B1" office:value-type="string">
            <text:p text:style-name="P38">Descrizione</text:p>
          </table:table-cell>
        </table:table-row>
        <table:table-row>
          <table:table-cell table:style-name="Table4.A2" office:value-type="string">
            <text:p text:style-name="P65">&lt;q&gt; … &lt;/q&gt;</text:p>
          </table:table-cell>
          <table:table-cell table:style-name="Table4.B2" office:value-type="string">
            <text:p text:style-name="P73">Tag che definisce una <text:span text:style-name="T45">citazione.</text:span></text:p>
          </table:table-cell>
        </table:table-row>
        <table:table-row>
          <table:table-cell table:style-name="Table4.A2" office:value-type="string">
            <text:p text:style-name="Table_20_Contents"><text:span text:style-name="Source_20_Text"><text:span text:style-name="T21">&lt;blockquote&gt; … &lt;/blockquote&gt;</text:span></text:span></text:p>
          </table:table-cell>
          <table:table-cell table:style-name="Table4.B2" office:value-type="string">
            <text:p text:style-name="P74">Tag che definisce una citazione presa da un’altra fonte. Solitamente è associato all’attributo <text:span text:style-name="T25">cite.</text:span></text:p>
          </table:table-cell>
        </table:table-row>
        <table:table-row>
          <table:table-cell table:style-name="Table4.A2" office:value-type="string">
            <text:p text:style-name="P61">&lt;abbr&gt; … &lt;/abbr&gt;</text:p>
          </table:table-cell>
          <table:table-cell table:style-name="Table4.B2" office:value-type="string">
            <text:p text:style-name="P75">Tag che definice un’abbreviazione o un acronimo.</text:p>
          </table:table-cell>
        </table:table-row>
        <table:table-row>
          <table:table-cell table:style-name="Table4.A2" office:value-type="string">
            <text:p text:style-name="P62">&lt;address&gt; … &lt;/address&gt;</text:p>
          </table:table-cell>
          <table:table-cell table:style-name="Table4.B2" office:value-type="string">
            <text:p text:style-name="P76">Tag utilizzato per delimitare tutte le info relative al possessore del testo citato.</text:p>
          </table:table-cell>
        </table:table-row>
        <table:table-row>
          <table:table-cell table:style-name="Table4.A2" office:value-type="string">
            <text:p text:style-name="P63">&lt;cite&gt; … &lt;/cite&gt;</text:p>
          </table:table-cell>
          <table:table-cell table:style-name="Table4.B2" office:value-type="string">
            <text:p text:style-name="P77">Tag utilizzato per identificare il titolo di un’opera citata.</text:p>
          </table:table-cell>
        </table:table-row>
      </table:table>
      <text:p text:style-name="P25"/>
      <text:p text:style-name="P33">Tag <text:span text:style-name="T57">e attrbuti </text:span>per i Link <text:span text:style-name="T59">(livello base)</text:span></text:p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TAG</text:p>
          </table:table-cell>
          <table:table-cell table:style-name="Table5.B1" office:value-type="string">
            <text:p text:style-name="P38">Descrizione</text:p>
          </table:table-cell>
        </table:table-row>
        <table:table-row>
          <table:table-cell table:style-name="Table5.A2" office:value-type="string">
            <text:p text:style-name="P66">&lt;a&gt; … &lt;/a&gt;</text:p>
          </table:table-cell>
          <table:table-cell table:style-name="Table5.B2" office:value-type="string">
            <text:p text:style-name="P79">Tag utilizzato per associare un link al testo che contiene. <text:span text:style-name="T58">Il link da associare è definito tramite l’attributo </text:span><text:span text:style-name="T30">href</text:span><text:span text:style-name="T48">.</text:span></text:p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7"/>
          </table:table-cell>
          <table:table-cell table:style-name="Table6.B1" office:value-type="string">
            <text:p text:style-name="P67"/>
          </table:table-cell>
        </table:table-row>
        <table:table-row>
          <table:table-cell table:style-name="Table6.A2" office:value-type="string">
            <text:p text:style-name="P87"><text:span text:style-name="T57">&lt;a </text:span><text:span text:style-name="T1">href="</text:span><text:span text:style-name="T25">url</text:span><text:span text:style-name="T1">"</text:span>&gt;</text:p>
          </table:table-cell>
          <table:table-cell table:style-name="Table6.B2" office:value-type="string">
            <text:p text:style-name="P91"><text:span text:style-name="T18">Attri</text:span><text:span text:style-name="T20">b</text:span><text:span text:style-name="T18">uto utilizzato per </text:span><text:span text:style-name="T19">definire</text:span><text:span text:style-name="T18"> un link. </text:span></text:p>
          </table:table-cell>
        </table:table-row>
        <table:table-row>
          <table:table-cell table:style-name="Table6.A2" office:value-type="string">
            <text:p text:style-name="P88">&lt;a href="<text:span text:style-name="T31">url</text:span>" <text:span text:style-name="T1">target="</text:span><text:span text:style-name="T31">option</text:span><text:span text:style-name="T1">"</text:span>&gt;</text:p>
          </table:table-cell>
          <table:table-cell table:style-name="Table6.B2" office:value-type="string">
            <text:p text:style-name="P81">Attributo utilizzato per indicare dove aprire il documento referenziato dal link. <text:span text:style-name="T25">Option</text:span><text:span text:style-name="T47"> può assumere i seguenti valori:</text:span></text:p>
            <text:p text:style-name="P81"><text:span text:style-name="T47"><text:s/>- </text:span><text:span text:style-name="T52">_</text:span><text:span text:style-name="T51">blank</text:span><text:span text:style-name="T49"> - &gt; apre il link in una nuova scheda;</text:span></text:p>
            <text:p text:style-name="P81"><text:span text:style-name="T49"><text:s/>- _</text:span><text:span text:style-name="T51">self</text:span><text:span text:style-name="T53"> - &gt; apre il link nella stessa scheda in cui il link è cliccato;</text:span></text:p>
            <text:p text:style-name="P81"><text:s/>- <text:span text:style-name="T6">_</text:span><text:span text:style-name="T5">parent </text:span><text:span text:style-name="T12">- &gt;</text:span></text:p>
            <text:p text:style-name="P81"><text:span text:style-name="T12"><text:s/>- _</text:span><text:span text:style-name="T5">top</text:span><text:span text:style-name="T12"> - &gt;</text:span></text:p>
          </table:table-cell>
        </table:table-row>
        <table:table-row>
          <table:table-cell table:style-name="Table6.A2" office:value-type="string">
            <text:p text:style-name="P88">&lt;a href="<text:span text:style-name="T31">url</text:span>" <text:span text:style-name="T1">title="</text:span><text:span text:style-name="T32">text</text:span><text:span text:style-name="T1">"</text:span>&gt;</text:p>
          </table:table-cell>
          <table:table-cell table:style-name="Table6.B2" office:value-type="string">
            <text:p text:style-name="P82">Attibuto che fa comparire <text:span text:style-name="T25">text</text:span><text:span text:style-name="T47"> come descizione aggiuntiva quando il mouse si trova sopra il link.</text:span></text:p>
          </table:table-cell>
        </table:table-row>
        <table:table-row>
          <table:table-cell table:style-name="Table6.A2" office:value-type="string">
            <text:p text:style-name="P89">&lt;tag <text:span text:style-name="T1">id=</text:span><text:span text:style-name="T50">”</text:span><text:span text:style-name="T32">value</text:span><text:span text:style-name="T50">”</text:span><text:span text:style-name="T52">&gt;</text:span> </text:p>
          </table:table-cell>
          <table:table-cell table:style-name="Table6.B2" office:value-type="string">
            <text:p text:style-name="P83">Attributo che crea un marcatore (<text:span text:style-name="T25">value</text:span>) che funziona come un link. <text:span text:style-name="T60">Il marcatore è raggiungibile tramite:</text:span></text:p>
            <text:p text:style-name="P83"><text:s/>- <text:s/>&lt;a <text:span text:style-name="T1">href=”</text:span><text:span text:style-name="T6">#</text:span><text:span text:style-name="T32">vlaue</text:span><text:span text:style-name="T50">”</text:span><text:span text:style-name="T52">&gt; … &lt;/a&gt;, </text:span><text:span text:style-name="T54">se il </text:span><text:span text:style-name="T56">m</text:span><text:span text:style-name="T54">arcatore si trova nella stesa pagina;</text:span></text:p>
            <text:p text:style-name="P83"><text:span text:style-name="T54"><text:s/>- <text:s/></text:span><text:span text:style-name="T52">&lt;a </text:span><text:span text:style-name="T50">href=”</text:span><text:span text:style-name="T35">url</text:span><text:span text:style-name="T52">#</text:span><text:span text:style-name="T32">vlaue</text:span><text:span text:style-name="T50">”</text:span><text:span text:style-name="T52">&gt; … &lt;/a&gt;, </text:span><text:span text:style-name="T55">se il marcatore si trova in un’altra pagina.</text:span></text:p>
          </table:table-cell>
        </table:table-row>
      </table:table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37:40.082124646</meta:creation-date>
    <dc:date>2019-03-12T21:18:17.447479757</dc:date>
    <meta:editing-duration>PT5H1M56S</meta:editing-duration>
    <meta:editing-cycles>101</meta:editing-cycles>
    <meta:generator>LibreOffice/6.0.7.3$Linux_X86_64 LibreOffice_project/00m0$Build-3</meta:generator>
    <meta:document-statistic meta:table-count="6" meta:image-count="0" meta:object-count="0" meta:page-count="2" meta:paragraph-count="110" meta:word-count="705" meta:character-count="4491" meta:non-whitespace-character-count="3740"/>
  </office:meta>
</office:document-meta>
</file>